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orizontal_20_Line">
      <style:text-properties style:font-name="DejaVu Sans" fo:font-size="16pt" style:font-size-asian="16pt" style:font-size-complex="16pt"/>
    </style:style>
    <style:style style:name="P2" style:family="paragraph" style:parent-style-name="Horizontal_20_Line">
      <style:text-properties style:font-name="DejaVu Sans" fo:font-size="16pt" officeooo:paragraph-rsid="001dcaa8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8pt" officeooo:rsid="001dcaa8" officeooo:paragraph-rsid="001dcaa8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6pt" officeooo:paragraph-rsid="001dcaa8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6pt" officeooo:rsid="001dcaa8" officeooo:paragraph-rsid="001dcaa8" style:font-size-asian="16pt" style:font-size-complex="16pt"/>
    </style:style>
    <style:style style:name="T1" style:family="text">
      <style:text-properties officeooo:rsid="001dcaa8"/>
    </style:style>
    <style:style style:name="T2" style:family="text">
      <style:text-properties fo:font-size="18pt" officeooo:rsid="001dcaa8" style:font-size-asian="18pt" style:font-size-complex="1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name="Arimo" fo:font-size="16pt" style:font-size-asian="16pt" style:font-size-complex="16pt"/>
    </style:style>
    <style:style style:name="T5" style:family="text">
      <style:text-properties style:font-name="Comfortaa" fo:font-size="16pt" style:font-size-asian="16pt" style:font-size-complex="16pt"/>
    </style:style>
    <style:style style:name="T6" style:family="text">
      <style:text-properties style:font-name="DejaVu Sans"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<text:span text:style-name="T1">PROPERTY OF CHEMISTRY ELECTRONICS SHOP</text:span></text:p>
      <text:p text:style-name="P5">PLEASE CONTACT BLAISE THOMPSON</text:p>
      <text:p text:style-name="P3"><text:a xlink:type="simple" xlink:href="mailto:bthompson@chem.wisc.edu" text:style-name="Internet_20_link" text:visited-style-name="Visited_20_Internet_20_Link"><text:span text:style-name="T6">bthompson@chem.wisc.edu</text:span></text:a></text:p>
      <text:p text:style-name="P2"/>
      <text:p text:style-name="P4"><text:span text:style-name="T1">PROPERTY OF CHEMISTRY ELECTRONICS SHOP</text:span></text:p>
      <text:p text:style-name="P5">PLEASE CONTACT BLAISE THOMPSON</text:p>
      <text:p text:style-name="P3"><text:a xlink:type="simple" xlink:href="mailto:bthompson@chem.wisc.edu" text:style-name="Internet_20_link" text:visited-style-name="Visited_20_Internet_20_Link"><text:span text:style-name="T6">bthompson@chem.wisc.edu</text:span></text:a></text:p>
      <text:p text:style-name="P2"/>
      <text:p text:style-name="P4"><text:span text:style-name="T1">PROPERTY OF CHEMISTRY ELECTRONICS SHOP</text:span></text:p>
      <text:p text:style-name="P5">PLEASE CONTACT BLAISE THOMPSON</text:p>
      <text:p text:style-name="P3"><text:a xlink:type="simple" xlink:href="mailto:bthompson@chem.wisc.edu" text:style-name="Internet_20_link" text:visited-style-name="Visited_20_Internet_20_Link"><text:span text:style-name="T6">bthompson@chem.wisc.edu</text:span></text:a></text:p>
      <text:p text:style-name="P2"/>
      <text:p text:style-name="P4"><text:span text:style-name="T1">PROPERTY OF CHEMISTRY ELECTRONICS SHOP</text:span></text:p>
      <text:p text:style-name="P5">PLEASE CONTACT BLAISE THOMPSON</text:p>
      <text:p text:style-name="P3"><text:a xlink:type="simple" xlink:href="mailto:bthompson@chem.wisc.edu" text:style-name="Internet_20_link" text:visited-style-name="Visited_20_Internet_20_Link"><text:span text:style-name="T6">bthompson@chem.wisc.edu</text:span></text:a></text:p>
      <text:p text:style-name="P2"/>
      <text:p text:style-name="P4"><text:span text:style-name="T1">PROPERTY OF CHEMISTRY ELECTRONICS SHOP</text:span></text:p>
      <text:p text:style-name="P5">PLEASE CONTACT BLAISE THOMPSON</text:p>
      <text:p text:style-name="P3"><text:a xlink:type="simple" xlink:href="mailto:bthompson@chem.wisc.edu" text:style-name="Internet_20_link" text:visited-style-name="Visited_20_Internet_20_Link"><text:span text:style-name="T6">bthompson@chem.wisc.edu</text:span></text:a></text:p>
      <text:p text:style-name="P2"/>
      <text:p text:style-name="P4"><text:span text:style-name="T1">PROPERTY OF CHEMISTRY ELECTRONICS SHOP</text:span></text:p>
      <text:p text:style-name="P5">PLEASE CONTACT BLAISE THOMPSON</text:p>
      <text:p text:style-name="P3"><text:a xlink:type="simple" xlink:href="mailto:bthompson@chem.wisc.edu" text:style-name="Internet_20_link" text:visited-style-name="Visited_20_Internet_20_Link"><text:span text:style-name="T6">bthompson@chem.wisc.edu</text:span></text:a></text:p>
      <text:p text:style-name="P2"/>
      <text:p text:style-name="P4"><text:span text:style-name="T1">PROPERTY OF CHEMISTRY ELECTRONICS SHOP</text:span></text:p>
      <text:p text:style-name="P5">PLEASE CONTACT BLAISE THOMPSON</text:p>
      <text:p text:style-name="P3"><text:a xlink:type="simple" xlink:href="mailto:bthompson@chem.wisc.edu" text:style-name="Internet_20_link" text:visited-style-name="Visited_20_Internet_20_Link"><text:span text:style-name="T6">bthompson@chem.wisc.edu</text:span></text:a></text:p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30T10:08:40.641533299</meta:creation-date>
    <meta:generator>LibreOffice/6.3.0.4$Linux_X86_64 LibreOffice_project/30$Build-4</meta:generator>
    <dc:date>2019-08-30T10:12:10.112168710</dc:date>
    <meta:editing-duration>PT3M30S</meta:editing-duration>
    <meta:editing-cycles>1</meta:editing-cycles>
    <meta:document-statistic meta:table-count="0" meta:image-count="0" meta:object-count="0" meta:page-count="1" meta:paragraph-count="21" meta:word-count="70" meta:character-count="637" meta:non-whitespace-character-count="588"/>
  </office:meta>
</office:document-meta>
</file>